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width="0.053cm" draw:marker-start-width="0.279cm" draw:marker-end-width="0.279cm" draw:fill-color="#faebd7" draw:textarea-horizontal-align="justify" draw:textarea-vertical-align="middle" draw:auto-grow-height="false" fo:min-height="7.95cm" fo:min-width="9.3cm"/>
      <style:paragraph-properties style:writing-mode="lr-tb"/>
    </style:style>
    <style:style style:name="gr4" style:family="graphic" style:parent-style-name="standard">
      <style:graphic-properties svg:stroke-width="0.053cm" svg:stroke-color="#0000ff" draw:marker-start-width="0.279cm" draw:marker-end-width="0.279cm" draw:fill-color="#ffffe0" draw:textarea-horizontal-align="justify" draw:textarea-vertical-align="middle" draw:auto-grow-height="false" fo:min-height="0.834cm" fo:min-width="4.984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834cm" fo:min-width="4.984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2e8b57" draw:marker-start-width="0.279cm" draw:marker-end-width="0.279cm" draw:fill="none" draw:textarea-horizontal-align="justify" draw:textarea-vertical-align="middle" draw:auto-grow-height="false" fo:min-height="0.834cm" fo:min-width="4.984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0000ff" draw:marker-start-width="0.279cm" draw:marker-end-width="0.279cm" draw:fill="none" draw:textarea-horizontal-align="justify" draw:textarea-vertical-align="middle" draw:auto-grow-height="false" fo:min-height="0.834cm" fo:min-width="4.984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8b4513" draw:marker-start-width="0.279cm" draw:marker-end-width="0.279cm" draw:fill="none" draw:textarea-horizontal-align="justify" draw:textarea-vertical-align="middle" draw:auto-grow-height="false" fo:min-height="0.834cm" fo:min-width="4.984cm" fo:padding-top="0.151cm" fo:padding-bottom="0.151cm" fo:padding-left="0.276cm" fo:padding-right="0.276cm"/>
      <style:paragraph-properties style:writing-mode="lr-tb"/>
    </style:style>
    <style:style style:name="gr9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9400d3" draw:marker-start-width="0.279cm" draw:marker-end-width="0.279cm" draw:fill="none" draw:textarea-horizontal-align="justify" draw:textarea-vertical-align="middle" draw:auto-grow-height="false" fo:min-height="0.782cm" fo:min-width="4.932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svg:stroke-color="#0000ff" draw:marker-start-width="0.279cm" draw:marker-end-width="0.279cm" draw:fill="none" draw:textarea-horizontal-align="justify" draw:textarea-vertical-align="middle" draw:auto-grow-height="false" fo:min-height="0.782cm" fo:min-width="4.932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svg:stroke-color="#0000ff" draw:marker-start-width="0.279cm" draw:marker-end-width="0.279cm" draw:fill-color="#ffffe0" draw:textarea-horizontal-align="justify" draw:textarea-vertical-align="middle" draw:auto-grow-height="false" fo:min-height="1.052cm" fo:min-width="5.402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svg:stroke-color="#9400d3" draw:marker-start-width="0.279cm" draw:marker-end-width="0.279cm" draw:fill-color="#e0ffff" draw:textarea-horizontal-align="justify" draw:textarea-vertical-align="middle" draw:auto-grow-height="false" fo:min-height="0.782cm" fo:min-width="4.932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dc143c" draw:marker-start-width="0.279cm" draw:marker-end-width="0.279cm" draw:fill-color="#ffe4e1" draw:textarea-horizontal-align="justify" draw:textarea-vertical-align="middle" draw:auto-grow-height="false" fo:min-height="0.782cm" fo:min-width="4.932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draw:stroke="solid" draw:fill-color="#f0ffff" draw:textarea-horizontal-align="justify" draw:textarea-vertical-align="middle" draw:auto-grow-height="false" fo:min-height="6.55cm" fo:min-width="11.9cm"/>
      <style:paragraph-properties style:writing-mode="lr-tb"/>
    </style:style>
    <style:style style:name="gr16" style:family="graphic" style:parent-style-name="standard">
      <style:graphic-properties draw:stroke="solid" draw:fill-color="#faebd7" draw:textarea-horizontal-align="justify" draw:textarea-vertical-align="middle" draw:auto-grow-height="false" fo:min-height="6.55cm" fo:min-width="11.5cm"/>
      <style:paragraph-properties style:writing-mode="lr-tb"/>
    </style:style>
    <style:style style:name="gr17" style:family="graphic" style:parent-style-name="standard">
      <style:graphic-properties svg:stroke-width="0.053cm" svg:stroke-color="#9400d3" draw:marker-start-width="0.279cm" draw:marker-end-width="0.279cm" draw:fill-color="#e0ffff" draw:textarea-horizontal-align="justify" draw:textarea-vertical-align="middle" draw:auto-grow-height="false" fo:min-height="1.324cm" fo:min-width="6.474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053cm" svg:stroke-color="#dc143c" draw:marker-start-width="0.279cm" draw:marker-end-width="0.279cm" draw:fill-color="#ffe4e1" draw:textarea-horizontal-align="justify" draw:textarea-vertical-align="middle" draw:auto-grow-height="false" fo:min-height="1.142cm" fo:min-width="6.492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  <style:paragraph-properties style:writing-mode="lr-tb"/>
    </style:style>
    <style:style style:name="gr20" style:family="graphic" style:parent-style-name="standard">
      <style:graphic-properties draw:stroke="none" draw:fill-color="#faebd7" draw:textarea-horizontal-align="justify" draw:textarea-vertical-align="middle" draw:auto-grow-height="false" fo:min-height="5.75cm" fo:min-width="13.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21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8.201cm"/>
      <style:paragraph-properties style:writing-mode="lr-tb"/>
    </style:style>
    <style:style style:name="gr23" style:family="graphic" style:parent-style-name="standard">
      <style:graphic-properties draw:stroke="none" draw:fill-color="#faebd7" draw:textarea-horizontal-align="justify" draw:textarea-vertical-align="middle" draw:auto-grow-height="false" fo:min-height="11.35cm" fo:min-width="13.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25" style:family="graphic" style:parent-style-name="standard">
      <style:graphic-properties draw:stroke="none" draw:fill-color="#f5fffa" draw:textarea-horizontal-align="justify" draw:textarea-vertical-align="middle" draw:auto-grow-height="false" fo:min-height="4.75cm" fo:min-width="13.9cm"/>
      <style:paragraph-properties style:writing-mode="lr-tb"/>
    </style:style>
    <style:style style:name="gr26" style:family="graphic" style:parent-style-name="standard">
      <style:graphic-properties svg:stroke-width="0.053cm" svg:stroke-color="#dc143c" draw:marker-start-width="0.279cm" draw:marker-end-width="0.279cm" draw:fill-color="#ffe4e1" draw:textarea-horizontal-align="justify" draw:textarea-vertical-align="middle" draw:auto-grow-height="false" fo:min-height="1.142cm" fo:min-width="3.792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svg:stroke-width="0.053cm" svg:stroke-color="#2e8b57" draw:marker-start-width="0.279cm" draw:marker-end-width="0.279cm" draw:fill="none" draw:fill-color="#ffe4e1" draw:textarea-horizontal-align="justify" draw:textarea-vertical-align="middle" draw:auto-grow-height="false" fo:min-height="1.142cm" fo:min-width="6.492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svg:stroke-width="0.053cm" svg:stroke-color="#2e8b57" draw:marker-start-width="0.279cm" draw:marker-end-width="0.279cm" draw:fill="none" draw:fill-color="#ffe4e1" draw:textarea-horizontal-align="justify" draw:textarea-vertical-align="middle" draw:auto-grow-height="false" fo:min-height="1.142cm" fo:min-width="9.693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2.638cm" fo:min-width="5.588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svg:stroke-width="0.053cm" svg:stroke-color="#dc143c" draw:marker-start-width="0.279cm" draw:marker-end-width="0.279cm" draw:fill-color="#ffe4e1" draw:textarea-horizontal-align="justify" draw:textarea-vertical-align="middle" draw:auto-grow-height="false" fo:min-height="1.142cm" fo:min-width="8.292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>
      <style:graphic-properties draw:stroke="none" draw:fill-color="#faebd7" draw:textarea-horizontal-align="justify" draw:textarea-vertical-align="middle" draw:auto-grow-height="false" fo:min-height="5.35cm" fo:min-width="13.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6.151cm"/>
      <style:paragraph-properties style:writing-mode="lr-tb"/>
    </style:style>
    <style:style style:name="gr33" style:family="graphic" style:parent-style-name="standard">
      <style:graphic-properties draw:stroke="none" draw:fill-color="#faebd7" draw:textarea-horizontal-align="justify" draw:textarea-vertical-align="middle" draw:auto-grow-height="false" fo:min-height="2.55cm" fo:min-width="13.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4.9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12.132cm" style:use-optimal-column-width="false"/>
    </style:style>
    <style:style style:name="co2" style:family="table-column">
      <style:table-column-properties style:column-width="12.138cm" style:use-optimal-column-width="false"/>
    </style:style>
    <style:style style:name="co3" style:family="table-column">
      <style:table-column-properties style:column-width="11.855cm" style:use-optimal-column-width="false"/>
    </style:style>
    <style:style style:name="co4" style:family="table-column">
      <style:table-column-properties style:column-width="12.765cm" style:use-optimal-column-width="false"/>
    </style:style>
    <style:style style:name="co5" style:family="table-column">
      <style:table-column-properties style:column-width="5.923cm" style:use-optimal-column-width="false"/>
    </style:style>
    <style:style style:name="co6" style:family="table-column">
      <style:table-column-properties style:column-width="20.289cm" style:use-optimal-column-width="false"/>
    </style:style>
    <style:style style:name="co7" style:family="table-column">
      <style:table-column-properties style:column-width="10.028cm" style:use-optimal-column-width="false"/>
    </style:style>
    <style:style style:name="co8" style:family="table-column">
      <style:table-column-properties style:column-width="16.18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4cm" style:use-optimal-row-height="false"/>
    </style:style>
    <style:style style:name="ro3" style:family="table-row">
      <style:table-row-properties style:row-height="1.349cm" style:use-optimal-row-height="false"/>
    </style:style>
    <style:style style:name="ro4" style:family="table-row">
      <style:table-row-properties style:row-height="1.352cm" style:use-optimal-row-height="false"/>
    </style:style>
    <style:style style:name="ro5" style:family="table-row">
      <style:table-row-properties style:row-height="1.347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0000ff" style:font-name="Liberation Mono1"/>
    </style:style>
    <style:style style:name="ce2" style:family="table-cell">
      <loext:graphic-properties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a9a9a9"/>
    </style:style>
    <style:style style:name="P6" style:family="paragraph">
      <style:paragraph-properties fo:text-align="start" style:writing-mode="lr-tb"/>
      <style:text-properties style:font-name="DejaVu Sans Mono"/>
    </style:style>
    <style:style style:name="P7" style:family="paragraph">
      <loext:graphic-properties draw:fill-color="#faebd7"/>
      <style:paragraph-properties fo:text-align="start" style:writing-mode="lr-tb"/>
      <style:text-properties style:font-name="DejaVu Sans Mono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e0"/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-color="#e0ffff"/>
      <style:paragraph-properties fo:text-align="center" style:writing-mode="lr-tb"/>
    </style:style>
    <style:style style:name="P13" style:family="paragraph">
      <loext:graphic-properties draw:fill-color="#ffe4e1"/>
      <style:paragraph-properties fo:text-align="center" style:writing-mode="lr-tb"/>
    </style:style>
    <style:style style:name="P14" style:family="paragraph">
      <loext:graphic-properties draw:fill-color="#f0ffff"/>
      <style:paragraph-properties fo:text-align="start" style:writing-mode="lr-tb"/>
    </style:style>
    <style:style style:name="P15" style:family="paragraph">
      <loext:graphic-properties draw:fill-color="#faebd7"/>
      <style:paragraph-properties fo:text-align="start" style:writing-mode="lr-tb"/>
    </style:style>
    <style:style style:name="P16" style:family="paragraph">
      <style:paragraph-properties fo:margin-top="0.5cm" fo:margin-bottom="0cm"/>
    </style:style>
    <style:style style:name="P17" style:family="paragraph">
      <loext:graphic-properties draw:fill="none" draw:fill-color="#ffffff"/>
      <style:paragraph-properties style:writing-mode="lr-tb"/>
      <style:text-properties fo:color="#c9211e" style:font-name="DejaVu Sans Mono"/>
    </style:style>
    <style:style style:name="P18" style:family="paragraph">
      <style:paragraph-properties fo:text-align="start" style:writing-mode="lr-tb"/>
      <style:text-properties fo:color="#0000ff" style:font-name="DejaVu Sans Mono"/>
    </style:style>
    <style:style style:name="P19" style:family="paragraph">
      <loext:graphic-properties draw:fill-color="#faebd7"/>
      <style:paragraph-properties fo:text-align="start" style:writing-mode="lr-tb"/>
      <style:text-properties fo:color="#0000ff" style:font-name="DejaVu Sans Mono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ff" style:font-name="DejaVu Sans Mono"/>
    </style:style>
    <style:style style:name="P22" style:family="paragraph">
      <loext:graphic-properties draw:fill-color="#f5fffa"/>
      <style:paragraph-properties fo:text-align="start" style:writing-mode="lr-tb"/>
      <style:text-properties fo:color="#0000ff" style:font-name="DejaVu Sans Mono"/>
    </style:style>
    <style:style style:name="P23" style:family="paragraph">
      <style:paragraph-properties fo:text-align="center" style:writing-mode="lr-tb"/>
      <style:text-properties style:font-name="DejaVu Sans Mono"/>
    </style:style>
    <style:style style:name="P24" style:family="paragraph">
      <loext:graphic-properties draw:fill="none" draw:fill-color="#ffe4e1"/>
      <style:paragraph-properties fo:text-align="center" style:writing-mode="lr-tb"/>
      <style:text-properties style:font-name="DejaVu Sans Mono"/>
    </style:style>
    <style:style style:name="P25" style:family="paragraph">
      <style:paragraph-properties fo:text-align="center"/>
    </style:style>
    <style:style style:name="P26" style:family="paragraph">
      <style:paragraph-properties fo:text-align="center"/>
      <style:text-properties style:font-name="Liberation Mono1"/>
    </style:style>
    <style:style style:name="T1" style:family="text">
      <style:text-properties fo:color="#0000ff"/>
    </style:style>
    <style:style style:name="T2" style:family="text">
      <style:text-properties fo:color="#2e8b57"/>
    </style:style>
    <style:style style:name="T3" style:family="text">
      <style:text-properties fo:color="#a9a9a9"/>
    </style:style>
    <style:style style:name="T4" style:family="text">
      <style:text-properties style:font-name="DejaVu Sans Mono"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0000ff" style:font-name="DejaVu Sans Mono"/>
    </style:style>
    <style:style style:name="T7" style:family="text">
      <style:text-properties fo:color="#0000ff" style:font-name="Liberation Mono1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0000ff" style:font-name="DejaVu Sans Mono" fo:font-size="26pt" style:font-size-asian="26pt" style:font-size-complex="26pt"/>
    </style:style>
    <style:style style:name="T10" style:family="text">
      <style:text-properties fo:color="#c9211e" style:font-name="DejaVu Sans Mono"/>
    </style:style>
    <style:style style:name="T11" style:family="text">
      <style:text-properties style:use-window-font-color="true" style:font-name="Liberation Sans2"/>
    </style:style>
    <style:style style:name="T12" style:family="text">
      <style:text-properties fo:color="#c9211e" style:font-name="DejaVu Sans Mono" fo:font-size="26pt" style:font-size-asian="26pt" style:font-size-complex="26pt"/>
    </style:style>
    <style:style style:name="T13" style:family="text">
      <style:text-properties fo:color="#0000ff" style:font-name="DejaVu Sans Mono" fo:font-size="32pt" style:font-size-asian="32pt" style:font-size-complex="32pt"/>
    </style:style>
    <style:style style:name="T14" style:family="text">
      <style:text-properties fo:color="#2e8b57" fo:font-size="26pt" fo:font-style="italic" style:font-size-asian="26pt" style:font-style-asian="italic" style:font-size-complex="26pt" style:font-style-complex="italic"/>
    </style:style>
    <style:style style:name="T15" style:family="text">
      <style:text-properties fo:color="#2e8b57" style:font-name="DejaVu Sans Mono" fo:font-size="26pt" fo:font-style="italic" style:font-size-asian="26pt" style:font-style-asian="italic" style:font-size-complex="26pt" style:font-style-complex="italic"/>
    </style:style>
    <style:style style:name="T16" style:family="text">
      <style:text-properties fo:color="#c9211e" style:font-name="DejaVu Sans Mono" fo:font-size="32pt" style:font-size-asian="32pt" style:font-size-complex="32pt"/>
    </style:style>
    <style:style style:name="T17" style:family="text">
      <style:text-properties fo:color="#c9211e" style:font-name="DejaVu Sans Mono" fo:font-size="32pt" fo:font-style="italic" style:font-size-asian="32pt" style:font-style-asian="italic" style:font-size-complex="32pt" style:font-style-complex="italic"/>
    </style:style>
    <style:style style:name="T18" style:family="text">
      <style:text-properties fo:color="#c9211e" style:font-name="Liberation Mono1" fo:font-size="26pt" style:font-size-asian="26pt" style:font-size-complex="26pt"/>
    </style:style>
    <style:style style:name="T19" style:family="text">
      <style:text-properties fo:color="#228b22" fo:font-size="26pt" style:font-size-asian="26pt" style:font-size-complex="26pt"/>
    </style:style>
    <style:style style:name="T20" style:family="text">
      <style:text-properties style:font-name="DejaVu Sans Mono" fo:font-size="18pt" style:font-size-asian="18pt" style:font-size-complex="18pt"/>
    </style:style>
    <style:style style:name="T21" style:family="text">
      <style:text-properties fo:font-size="28pt" fo:font-weight="bold" style:font-size-asian="28pt" style:font-weight-asian="bold" style:font-size-complex="28pt" style:font-weight-complex="bold"/>
    </style:style>
    <style:style style:name="T22" style:family="text">
      <style:text-properties style:font-name="DejaVu Sans Mono" fo:font-size="20pt" style:font-size-asian="20pt" style:font-size-complex="20pt"/>
    </style:style>
    <style:style style:name="T23" style:family="text">
      <style:text-properties fo:color="#0000ff" style:font-name="Liberation Mono1" fo:font-size="26pt" style:font-size-asian="26pt" style:font-size-complex="26pt"/>
    </style:style>
    <style:style style:name="T24" style:family="text">
      <style:text-properties fo:color="#0000ff" style:font-name="Liberation Mono1" fo:font-size="24pt" style:font-size-asian="24pt" style:font-size-complex="24pt"/>
    </style:style>
    <style:style style:name="T25" style:family="text">
      <style:text-properties style:use-window-font-color="true" style:font-name="Liberation Sans" fo:font-size="18pt" style:letter-kerning="true" style:font-name-asian="Noto Sans CJK SC" style:font-size-asian="18pt" style:font-name-complex="Lohit Devanagari" style:font-size-complex="18pt"/>
    </style:style>
    <style:style style:name="T26" style:family="text">
      <style:text-properties fo:color="#8a2be2" fo:font-size="26pt" style:font-size-asian="26pt" style:font-size-complex="26pt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font-size="28pt" fo:font-style="italic" style:font-size-asian="28pt" style:font-style-asian="italic" style:font-size-complex="28pt" style:font-style-complex="italic"/>
    </style:style>
    <style:style style:name="T2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>
          <draw:text-box>
            <text:p text:style-name="P1">scripts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>creating your own command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text-style-name="P2" draw:layer="layout" svg:width="25.199cm" svg:height="2.629cm" svg:x="1.4cm" svg:y="0.628cm" presentation:class="title">
          <draw:text-box>
            <text:p text:style-name="P1">Software Tools Principles</text:p>
          </draw:text-box>
        </draw:frame>
        <draw:frame presentation:style-name="pr4" draw:text-style-name="P4" draw:layer="layout" svg:width="12.297cm" svg:height="9.134cm" svg:x="1cm" svg:y="3.885cm" presentation:class="outline" presentation:user-transformed="true">
          <draw:text-box>
            <text:list text:style-name="L2">
              <text:list-item>
                <text:p><text:span text:style-name="T1">Do one thing well</text:span></text:p>
              </text:list-item>
              <text:list-item>
                <text:p><text:span text:style-name="T2">Process lines of text, not binary</text:span></text:p>
              </text:list-item>
              <text:list-item>
                <text:p><text:span text:style-name="T1">Use regular expressions</text:span></text:p>
              </text:list-item>
              <text:list-item>
                <text:p><text:span text:style-name="T2">Default to standard I/O</text:span></text:p>
              </text:list-item>
            </text:list>
          </draw:text-box>
        </draw:frame>
        <draw:frame presentation:style-name="pr4" draw:text-style-name="P4" draw:layer="layout" svg:width="12.297cm" svg:height="9.134cm" svg:x="13.913cm" svg:y="4.085cm" presentation:class="outline" presentation:user-transformed="true">
          <draw:text-box>
            <text:list text:style-name="L2">
              <text:list-item>
                <text:p><text:span text:style-name="T2">Don’t be chatty</text:span></text:p>
              </text:list-item>
              <text:list-item>
                <text:p><text:span text:style-name="T1">Generate same output format accepted as input</text:span></text:p>
              </text:list-item>
              <text:list-item>
                <text:p><text:span text:style-name="T2">Let someone else do the hard part</text:span></text:p>
              </text:list-item>
              <text:list-item>
                <text:p><text:span text:style-name="T1">Detour to build specialized tools</text:span></text:p>
              </text:list-item>
            </text:list>
          </draw:text-box>
        </draw:frame>
        <draw:frame draw:style-name="gr2" draw:text-style-name="P5" draw:layer="layout" svg:width="23.2cm" svg:height="0.962cm" svg:x="1.6cm" svg:y="13.8cm">
          <draw:text-box>
            <text:p><text:span text:style-name="T3">Ref: Classic Shell Scripting – Arnold Robbins &amp; Nelson H.F. Beeb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3" draw:text-style-name="P7" draw:layer="layout" svg:width="9.8cm" svg:height="8.2cm" svg:x="1.2cm" svg:y="7.1cm">
          <text:p text:style-name="P6"><text:span text:style-name="T4">#! interpreter</text:span></text:p>
          <text:p text:style-name="P6"><text:span text:style-name="T4"># comments</text:span></text:p>
          <text:p text:style-name="P6"><text:span text:style-name="T4">commands</text:span></text:p>
          <text:p text:style-name="P6"><text:span text:style-name="T4">loops</text:span></text:p>
          <text:p text:style-name="P6"><text:span text:style-name="T4">variables</text:span></text:p>
          <text:p text:style-name="P6"><text:span text:style-name="T4">case statements</text:span></text:p>
          <text:p text:style-name="P6"><text:span text:style-name="T4">func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" draw:id="id1" draw:layer="layout" svg:width="5.6cm" svg:height="1.2cm" svg:x="12.8cm" svg:y="7.5cm">
          <text:p text:style-name="P8">progr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xml:id="id2" draw:id="id2" draw:layer="layout" svg:width="5.6cm" svg:height="1.2cm" svg:x="21cm" svg:y="6.1cm">
          <text:p text:style-name="P8">she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xml:id="id3" draw:id="id3" draw:layer="layout" svg:width="5.6cm" svg:height="1.2cm" svg:x="21.001cm" svg:y="7.601cm">
          <text:p text:style-name="P8">aw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xml:id="id4" draw:id="id4" draw:layer="layout" svg:width="5.6cm" svg:height="1.2cm" svg:x="21.001cm" svg:y="9.001cm">
          <text:p text:style-name="P8">s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5" draw:id="id5" draw:layer="layout" svg:width="5.6cm" svg:height="1.2cm" svg:x="21.001cm" svg:y="10.501cm">
          <text:p text:style-name="P8">p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1" draw:layer="layout" svg:x1="9.4cm" svg:y1="8.1cm" svg:x2="12.8cm" svg:y2="8.1cm">
          <text:p/>
        </draw:line>
        <draw:connector draw:style-name="gr9" draw:text-style-name="P11" draw:layer="layout" draw:type="curve" svg:x1="18.4cm" svg:y1="8.1cm" svg:x2="21cm" svg:y2="6.7cm" draw:start-shape="id1" draw:start-glue-point="1" draw:end-shape="id2" draw:end-glue-point="3" svg:d="M18400 8100c1951 0 652-1400 2600-1400" svg:viewBox="0 0 2601 1401">
          <text:p/>
        </draw:connector>
        <draw:connector draw:style-name="gr9" draw:text-style-name="P11" draw:layer="layout" draw:type="curve" svg:x1="18.4cm" svg:y1="8.1cm" svg:x2="21.001cm" svg:y2="8.201cm" draw:start-shape="id1" draw:start-glue-point="1" draw:end-shape="id3" draw:end-glue-point="3" svg:d="M18400 8100c1951 0 651 101 2601 101" svg:viewBox="0 0 2602 102">
          <text:p/>
        </draw:connector>
        <draw:connector draw:style-name="gr9" draw:text-style-name="P11" draw:layer="layout" draw:type="curve" svg:x1="18.4cm" svg:y1="8.1cm" svg:x2="21.001cm" svg:y2="9.601cm" draw:start-shape="id1" draw:start-glue-point="1" draw:end-shape="id4" draw:end-glue-point="3" svg:d="M18400 8100c1951 0 651 1501 2601 1501" svg:viewBox="0 0 2602 1502">
          <text:p/>
        </draw:connector>
        <draw:connector draw:style-name="gr9" draw:text-style-name="P11" draw:layer="layout" draw:type="curve" svg:x1="18.4cm" svg:y1="8.1cm" svg:x2="21.001cm" svg:y2="11.101cm" draw:start-shape="id1" draw:start-glue-point="1" draw:end-shape="id5" draw:end-glue-point="3" svg:d="M18400 8100c1951 0 651 3001 2601 3001" svg:viewBox="0 0 2602 3002">
          <text:p/>
        </draw:connector>
        <draw:custom-shape draw:style-name="gr10" draw:text-style-name="P10" xml:id="id6" draw:id="id6" draw:layer="layout" svg:width="5.6cm" svg:height="1.2cm" svg:x="21cm" svg:y="11.9cm">
          <text:p text:style-name="P8">rub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1" draw:layer="layout" draw:type="curve" svg:x1="18.4cm" svg:y1="8.1cm" svg:x2="21cm" svg:y2="12.5cm" draw:start-shape="id1" draw:start-glue-point="1" draw:end-shape="id6" draw:end-glue-point="3" svg:d="M18400 8100c1951 0 652 4400 2600 4400" svg:viewBox="0 0 2601 4401">
          <text:p/>
        </draw:connector>
        <draw:custom-shape draw:style-name="gr11" draw:text-style-name="P10" xml:id="id7" draw:id="id7" draw:layer="layout" svg:width="5.6cm" svg:height="1.2cm" svg:x="21cm" svg:y="13.4cm">
          <text:p text:style-name="P8">pe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1" draw:layer="layout" draw:type="curve" svg:x1="18.4cm" svg:y1="8.1cm" svg:x2="21cm" svg:y2="14cm" draw:start-shape="id1" draw:start-glue-point="1" draw:end-shape="id7" draw:end-glue-point="3" svg:d="M18400 8100c1951 0 652 5900 2600 5900" svg:viewBox="0 0 2601 5901">
          <text:p/>
        </draw:connecto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2" draw:text-style-name="P9" xml:id="id8" draw:id="id8" draw:layer="layout" svg:width="6.1cm" svg:height="1.5cm" svg:x="11cm" svg:y="3.6cm">
          <text:p text:style-name="P8"><text:span text:style-name="T5">scri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xml:id="id9" draw:id="id9" draw:layer="layout" svg:width="5.6cm" svg:height="1.2cm" svg:x="3.1cm" svg:y="7.3cm">
          <text:p text:style-name="P8">sourc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xml:id="id10" draw:id="id10" draw:layer="layout" svg:width="5.6cm" svg:height="1.2cm" svg:x="18.9cm" svg:y="7.3cm">
          <text:p text:style-name="P8">execu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12.4cm" svg:height="6.8cm" svg:x="0.3cm" svg:y="8.6cm">
          <text:p text:style-name="P2"><text:span text:style-name="T6">. scriptname</text:span></text:p>
          <text:p text:style-name="P2"><text:span text:style-name="T6">source scriptname</text:span></text:p>
          <text:p text:style-name="P2"/>
          <text:p text:style-name="P2">PID same as the current shell</text:p>
          <text:p text:style-name="P2">commands are executed one after other</text:p>
          <text:p text:style-name="P2">shell environment continues</text:p>
          <text:p text:style-name="P2"/>
          <text:p text:style-name="P2">Used to prepare environment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2cm" svg:height="6.8cm" svg:x="15.7cm" svg:y="8.6cm">
          <text:p text:style-name="P2"><text:span text:style-name="T6">./scriptname</text:span></text:p>
          <text:p text:style-name="P2"><text:span text:style-name="T6"/></text:p>
          <text:p text:style-name="P2">Needs execution permission</text:p>
          <text:p text:style-name="P2">New process gets created to run script</text:p>
          <text:p text:style-name="P2">PID is not same as the shell</text:p>
          <text:p text:style-name="P2">commands are executed one after other</text:p>
          <text:p text:style-name="P2">New environment lost after return</text:p>
          <text:p text:style-name="P2"/>
          <text:p text:style-name="P2">Used to create a new functionality</text:p>
          <draw:enhanced-geometry svg:viewBox="0 0 21600 21600" draw:type="rectangle" draw:enhanced-path="M 0 0 L 21600 0 21600 21600 0 21600 0 0 Z N"/>
        </draw:custom-shape>
        <draw:connector draw:style-name="gr9" draw:text-style-name="P11" draw:layer="layout" draw:type="curve" svg:x1="14.05cm" svg:y1="5.1cm" svg:x2="5.9cm" svg:y2="7.3cm" draw:start-shape="id8" draw:start-glue-point="2" draw:end-shape="id9" draw:end-glue-point="0" svg:d="M14050 5100c0 1651-8150 552-8150 2200" svg:viewBox="0 0 8151 2201">
          <text:p/>
        </draw:connector>
        <draw:connector draw:style-name="gr9" draw:text-style-name="P11" draw:layer="layout" draw:type="curve" svg:x1="14.05cm" svg:y1="5.1cm" svg:x2="21.7cm" svg:y2="7.3cm" draw:start-shape="id8" draw:start-glue-point="2" draw:end-shape="id10" draw:end-glue-point="0" svg:d="M14050 5100c0 1651 7650 552 7650 2200" svg:viewBox="0 0 7651 2201">
          <text:p/>
        </draw:connecto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text-style-name="P2" draw:layer="layout" svg:width="25.199cm" svg:height="2.629cm" svg:x="1.4cm" svg:y="0.628cm" presentation:class="title">
          <draw:text-box>
            <text:p text:style-name="P1">Script location</text:p>
          </draw:text-box>
        </draw:frame>
        <draw:frame presentation:style-name="pr4" draw:text-style-name="P4" draw:layer="layout" svg:width="25.199cm" svg:height="9.134cm" svg:x="1.401cm" svg:y="4.066cm" presentation:class="outline" presentation:user-transformed="true">
          <draw:text-box>
            <text:list text:style-name="L2">
              <text:list-item>
                <text:p>Use absolute path or relative path while executing the script</text:p>
              </text:list-item>
              <text:list-item>
                <text:p>Keep the script in folder listed in <text:span text:style-name="T7">$PATH</text:span></text:p>
              </text:list-item>
              <text:list-item>
                <text:p>Watch out for the sequence of directories in <text:span text:style-name="T7">$PATH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draw:frame presentation:style-name="pr1" draw:text-style-name="P2" draw:layer="layout" svg:width="25.199cm" svg:height="2.629cm" svg:x="1.4cm" svg:y="0.628cm" presentation:class="title">
          <draw:text-box>
            <text:p text:style-name="P1">bash environment</text:p>
          </draw:text-box>
        </draw:frame>
        <draw:custom-shape draw:style-name="gr17" draw:text-style-name="P12" draw:layer="layout" svg:width="7.2cm" svg:height="1.8cm" svg:x="3.6cm" svg:y="4.6cm">
          <text:p text:style-name="P8"><text:span text:style-name="T8">Login she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7.2cm" svg:height="1.6cm" svg:x="16.4cm" svg:y="4.8cm">
          <text:p text:style-name="P8"><text:span text:style-name="T8">Non-login she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12.4cm" svg:height="6.8cm" svg:x="0.8cm" svg:y="6.8cm">
          <text:p text:style-name="P2"><text:span text:style-name="T9">/etc/profile</text:span></text:p>
          <text:p text:style-name="P2"><text:span text:style-name="T9">~/.bash_profile</text:span></text:p>
          <text:p text:style-name="P2"><text:span text:style-name="T9">~/.bash_login</text:span></text:p>
          <text:p text:style-name="P2"><text:span text:style-name="T9">~/.profile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2cm" svg:height="6.8cm" svg:x="14.8cm" svg:y="6.8cm">
          <text:p text:style-name="P2"><text:span text:style-name="T9">/etc/bash.bashrc</text:span></text:p>
          <text:p text:style-name="P2"><text:span text:style-name="T9">~/.bashr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text-style-name="P2" draw:layer="layout" svg:width="25.199cm" svg:height="2.629cm" svg:x="1.4cm" svg:y="0.628cm" presentation:class="title">
          <draw:text-box>
            <text:p text:style-name="P1">Output from shell scripts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echo</text:span><text:line-break/>simple<text:line-break/>terminates with a newline if <text:span text:style-name="T1">-n</text:span> option not given</text:p>
                <text:p><text:span text:style-name="T10">echo My home is $HOME</text:span></text:p>
              </text:list-item>
              <text:list-item>
                <text:p><text:span text:style-name="T6">printf</text:span><text:line-break/>supports format specifiers like in C</text:p>
                <text:p><text:span text:style-name="T10">printf “My home is %s\n” $HOM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5" draw:text-style-name="P2" draw:layer="layout" svg:width="25.199cm" svg:height="2.629cm" svg:x="1.4cm" svg:y="0.628cm" presentation:class="title">
          <draw:text-box>
            <text:p text:style-name="P1">Input to shell scripts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read var</text:span><text:line-break/></text:p>
                <text:p>string read from command line is stored in <text:span text:style-name="T10">$va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1" draw:text-style-name="P2" draw:layer="layout" svg:width="25.199cm" svg:height="2.629cm" svg:x="1.4cm" svg:y="0.628cm" presentation:class="title">
          <draw:text-box>
            <text:p text:style-name="P1">Shell Script arguments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$0 </text:span><text:span text:style-name="T11">name of the shell program</text:span></text:p>
              </text:list-item>
              <text:list-item>
                <text:p><text:span text:style-name="T6">$#</text:span> number of arguments passed</text:p>
              </text:list-item>
              <text:list-item>
                <text:p><text:span text:style-name="T6">$1</text:span> or <text:span text:style-name="T6">${1}</text:span> first argument</text:p>
              </text:list-item>
              <text:list-item>
                <text:p><text:span text:style-name="T6">${11}</text:span> eleventh argument</text:p>
              </text:list-item>
              <text:list-item>
                <text:p><text:span text:style-name="T6">$*</text:span> or <text:span text:style-name="T6">$@</text:span> all arguments at once</text:p>
              </text:list-item>
              <text:list-item>
                <text:p><text:span text:style-name="T6">“</text:span><text:span text:style-name="T6">$*”</text:span> all argument as a <text:span text:style-name="T2">single</text:span> string</text:p>
              </text:list-item>
              <text:list-item>
                <text:p text:style-name="P16"><text:span text:style-name="T6">“</text:span><text:span text:style-name="T6">$@”</text:span> all argument as a <text:span text:style-name="T2">separate</text:span> strings</text:p>
              </text:list-item>
            </text:list>
          </draw:text-box>
        </draw:frame>
        <draw:frame draw:style-name="gr19" draw:text-style-name="P17" draw:layer="layout" svg:width="20.6cm" svg:height="1.318cm" svg:x="0.6cm" svg:y="13.6cm">
          <draw:text-box>
            <text:p><text:span text:style-name="T12">./myscript.sh -l arg2 -v arg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draw:frame presentation:style-name="pr1" draw:text-style-name="P2" draw:layer="layout" svg:width="25.199cm" svg:height="2.629cm" svg:x="1.4cm" svg:y="0.628cm" presentation:class="title">
          <draw:text-box>
            <text:p text:style-name="P1">Command substitution</text:p>
          </draw:text-box>
        </draw:frame>
        <draw:custom-shape draw:style-name="gr20" draw:text-style-name="P19" draw:layer="layout" svg:width="14.4cm" svg:height="6cm" svg:x="1.4cm" svg:y="3.6cm">
          <text:p text:style-name="P18"><text:span text:style-name="T13">var=`command`</text:span></text:p>
          <text:p text:style-name="P18"><text:span text:style-name="T13"/></text:p>
          <text:p text:style-name="P18"><text:span text:style-name="T13">var=$(command)</text:span></text:p>
          <draw:enhanced-geometry svg:viewBox="0 0 21600 21600" draw:type="rectangle" draw:enhanced-path="M 0 0 L 21600 0 21600 21600 0 21600 0 0 Z N"/>
        </draw:custom-shape>
        <draw:frame draw:style-name="gr21" draw:text-style-name="P20" draw:layer="layout" svg:width="10.6cm" svg:height="7.468cm" svg:x="17cm" svg:y="7cm">
          <draw:text-box>
            <text:p><text:span text:style-name="T14">command</text:span><text:span text:style-name="T8"> is executed <text:s/>and the output is substituted. </text:span></text:p>
            <text:p><text:span text:style-name="T8"/></text:p>
            <text:p><text:span text:style-name="T8">Here, the variable </text:span><text:span text:style-name="T15">var</text:span><text:span text:style-name="T8"> will be assigned with that output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for do loop</text:p>
          </draw:text-box>
        </draw:frame>
        <draw:custom-shape draw:style-name="gr20" draw:text-style-name="P19" draw:layer="layout" svg:width="14.4cm" svg:height="6cm" svg:x="1.4cm" svg:y="3.6cm">
          <text:p text:style-name="P18"><text:span text:style-name="T13">for </text:span><text:span text:style-name="T16">var</text:span><text:span text:style-name="T13"> in </text:span><text:span text:style-name="T16">list</text:span></text:p>
          <text:p text:style-name="P18"><text:span text:style-name="T13">do</text:span></text:p>
          <text:p text:style-name="P18"><text:span text:style-name="T13"><text:tab/></text:span><text:span text:style-name="T17">commands</text:span></text:p>
          <text:p text:style-name="P18"><text:span text:style-name="T13">done</text:span></text:p>
          <draw:enhanced-geometry svg:viewBox="0 0 21600 21600" draw:type="rectangle" draw:enhanced-path="M 0 0 L 21600 0 21600 21600 0 21600 0 0 Z N"/>
        </draw:custom-shape>
        <draw:frame draw:style-name="gr22" draw:text-style-name="P20" draw:layer="layout" svg:width="12cm" svg:height="8.451cm" svg:x="15.6cm" svg:y="7cm">
          <draw:text-box>
            <text:p><text:span text:style-name="T14">commands</text:span><text:span text:style-name="T8"> are executed once for each item in the </text:span><text:span text:style-name="T14">list</text:span></text:p>
            <text:p><text:span text:style-name="T14"/></text:p>
            <text:p><text:span text:style-name="T8">space is the field delimiters</text:span></text:p>
            <text:p><text:span text:style-name="T8"/></text:p>
            <text:p><text:span text:style-name="T8">set </text:span><text:span text:style-name="T18">IFS</text:span><text:span text:style-name="T8"> if require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case statement</text:p>
          </draw:text-box>
        </draw:frame>
        <draw:custom-shape draw:style-name="gr23" draw:text-style-name="P19" draw:layer="layout" svg:width="14.4cm" svg:height="11.6cm" svg:x="1.4cm" svg:y="3.6cm">
          <text:p text:style-name="P18"><text:span text:style-name="T13">case </text:span><text:span text:style-name="T16">var</text:span><text:span text:style-name="T13"> in</text:span></text:p>
          <text:p text:style-name="P18"><text:span text:style-name="T16">pattern1</text:span><text:span text:style-name="T13">)</text:span></text:p>
          <text:p text:style-name="P18"><text:span text:style-name="T13"><text:tab/></text:span><text:span text:style-name="T13"><text:tab/></text:span><text:span text:style-name="T13">commands</text:span></text:p>
          <text:p text:style-name="P18"><text:span text:style-name="T13"><text:tab/></text:span><text:span text:style-name="T13"><text:tab/></text:span><text:span text:style-name="T13">;;</text:span></text:p>
          <text:p text:style-name="P21"><text:span text:style-name="T16">pattern2</text:span><text:span text:style-name="T13">)</text:span></text:p>
          <text:p text:style-name="P21"><text:span text:style-name="T13"><text:tab/></text:span><text:span text:style-name="T13"><text:tab/></text:span><text:span text:style-name="T13">commands</text:span></text:p>
          <text:p text:style-name="P21"><text:span text:style-name="T13"><text:tab/></text:span><text:span text:style-name="T13"><text:tab/></text:span><text:span text:style-name="T13">;;</text:span></text:p>
          <text:p text:style-name="P18"><text:span text:style-name="T13">esac</text:span></text:p>
          <draw:enhanced-geometry svg:viewBox="0 0 21600 21600" draw:type="rectangle" draw:enhanced-path="M 0 0 L 21600 0 21600 21600 0 21600 0 0 Z N"/>
        </draw:custom-shape>
        <draw:frame draw:style-name="gr24" draw:text-style-name="P20" draw:layer="layout" svg:width="10.6cm" svg:height="5.4cm" svg:x="17cm" svg:y="7cm">
          <draw:text-box>
            <text:p><text:span text:style-name="T14">commands</text:span><text:span text:style-name="T8"> are executed <text:s/>each </text:span><text:span text:style-name="T19">pattern</text:span><text:span text:style-name="T8"> matched for </text:span><text:span text:style-name="T19">var</text:span><text:span text:style-name="T8"> in the option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draw:frame presentation:style-name="pr1" draw:text-style-name="P2" draw:layer="layout" svg:width="25.199cm" svg:height="2.629cm" svg:x="1.4cm" svg:y="0.628cm" presentation:class="title">
          <draw:text-box>
            <text:p text:style-name="P1">if loop</text:p>
          </draw:text-box>
        </draw:frame>
        <draw:custom-shape draw:style-name="gr20" draw:text-style-name="P19" draw:layer="layout" svg:width="14.4cm" svg:height="6cm" svg:x="1.4cm" svg:y="3.6cm">
          <text:p text:style-name="P18"><text:span text:style-name="T13">if </text:span><text:span text:style-name="T17">condition</text:span></text:p>
          <text:p text:style-name="P18"><text:span text:style-name="T13">then</text:span></text:p>
          <text:p text:style-name="P18"><text:span text:style-name="T13"><text:tab/></text:span><text:span text:style-name="T17">commands</text:span></text:p>
          <text:p text:style-name="P18"><text:span text:style-name="T13">fi</text:span></text:p>
          <draw:enhanced-geometry svg:viewBox="0 0 21600 21600" draw:type="rectangle" draw:enhanced-path="M 0 0 L 21600 0 21600 21600 0 21600 0 0 Z N"/>
        </draw:custom-shape>
        <draw:custom-shape draw:style-name="gr25" draw:text-style-name="P22" draw:layer="layout" svg:width="14.4cm" svg:height="5cm" svg:x="1.2cm" svg:y="10.2cm">
          <text:p text:style-name="P18"><text:span text:style-name="T13">if </text:span><text:span text:style-name="T17">condition</text:span><text:span text:style-name="T13">; then</text:span></text:p>
          <text:p text:style-name="P18"><text:span text:style-name="T13"><text:tab/></text:span><text:span text:style-name="T17">commands</text:span></text:p>
          <text:p text:style-name="P18"><text:span text:style-name="T13">fi</text:span></text:p>
          <draw:enhanced-geometry svg:viewBox="0 0 21600 21600" draw:type="rectangle" draw:enhanced-path="M 0 0 L 21600 0 21600 21600 0 21600 0 0 Z N"/>
        </draw:custom-shape>
        <draw:frame draw:style-name="gr24" draw:text-style-name="P20" draw:layer="layout" svg:width="10.6cm" svg:height="5.4cm" svg:x="17cm" svg:y="7cm">
          <draw:text-box>
            <text:p><text:span text:style-name="T14">commands</text:span><text:span text:style-name="T8"> are executed only if <text:s/></text:span><text:span text:style-name="T14">condition</text:span><text:span text:style-name="T8"> returns tru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17" draw:text-style-name="P12" xml:id="id11" draw:id="id11" draw:layer="layout" svg:width="7.2cm" svg:height="1.8cm" svg:x="0.6cm" svg:y="7.8cm">
          <text:p text:style-name="P8"><text:span text:style-name="T8">condi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14" draw:id="id14" draw:layer="layout" svg:width="7.2cm" svg:height="1.6cm" svg:x="11.2cm" svg:y="11.6cm">
          <text:p text:style-name="P8"><text:span text:style-name="T8">comm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3" xml:id="id15" draw:id="id15" draw:layer="layout" svg:width="4.5cm" svg:height="1.6cm" svg:x="11.5cm" svg:y="13.5cm">
          <text:p text:style-name="P8"><text:span text:style-name="T8">pipe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12" draw:id="id12" draw:layer="layout" svg:width="7.2cm" svg:height="1.6cm" svg:x="11.3cm" svg:y="4.3cm">
          <text:p text:style-name="P8"><text:span text:style-name="T8">test expre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13" draw:id="id13" draw:layer="layout" svg:width="7.2cm" svg:height="1.6cm" svg:x="11.3cm" svg:y="6.1cm">
          <text:p text:style-name="P8"><text:span text:style-name="T8">[ exprn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4" draw:layer="layout" svg:width="7.2cm" svg:height="1.6cm" svg:x="19.601cm" svg:y="11.601cm">
          <text:p text:style-name="P23"><text:span text:style-name="T4">wc -l 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4" draw:layer="layout" svg:width="10.401cm" svg:height="1.6cm" svg:x="16.6cm" svg:y="13.501cm">
          <text:p text:style-name="P23"><text:span text:style-name="T20">who|grep “joy” &gt; /dev/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4" draw:layer="layout" svg:width="7.2cm" svg:height="1.6cm" svg:x="19.601cm" svg:y="4.301cm">
          <text:p text:style-name="P23"><text:span text:style-name="T4">test -e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4" draw:layer="layout" svg:width="7.2cm" svg:height="1.6cm" svg:x="19.601cm" svg:y="6.101cm">
          <text:p text:style-name="P23"><text:span text:style-name="T4">[ -e file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1" draw:layer="layout" draw:type="curve" svg:x1="7.8cm" svg:y1="8.7cm" svg:x2="11.3cm" svg:y2="5.1cm" draw:start-shape="id11" draw:start-glue-point="1" draw:end-shape="id12" draw:end-glue-point="3" svg:d="M7800 8700c2626 0 877-3600 3500-3600" svg:viewBox="0 0 3501 3601">
          <text:p/>
        </draw:connector>
        <draw:connector draw:style-name="gr9" draw:text-style-name="P11" draw:layer="layout" draw:type="curve" svg:x1="7.8cm" svg:y1="8.7cm" svg:x2="11.3cm" svg:y2="6.9cm" draw:start-shape="id11" draw:start-glue-point="1" draw:end-shape="id13" draw:end-glue-point="3" svg:d="M7800 8700c2626 0 877-1800 3500-1800" svg:viewBox="0 0 3501 1801">
          <text:p/>
        </draw:connector>
        <draw:connector draw:style-name="gr9" draw:text-style-name="P11" draw:layer="layout" draw:type="curve" svg:x1="7.8cm" svg:y1="8.7cm" svg:x2="11.2cm" svg:y2="12.4cm" draw:start-shape="id11" draw:start-glue-point="1" draw:end-shape="id14" draw:end-glue-point="3" svg:d="M7800 8700c2551 0 852 3700 3400 3700" svg:viewBox="0 0 3401 3701">
          <text:p/>
        </draw:connector>
        <draw:connector draw:style-name="gr9" draw:text-style-name="P11" draw:layer="layout" draw:type="curve" svg:x1="7.8cm" svg:y1="8.7cm" svg:x2="11.5cm" svg:y2="14.3cm" draw:start-shape="id11" draw:start-glue-point="1" draw:end-shape="id15" draw:end-glue-point="3" svg:d="M7800 8700c2776 0 927 5600 3700 5600" svg:viewBox="0 0 3701 5601">
          <text:p/>
        </draw:connector>
        <draw:custom-shape draw:style-name="gr29" draw:text-style-name="P10" draw:layer="layout" svg:width="6.4cm" svg:height="3.2cm" svg:x="1.2cm" svg:y="11.2cm">
          <text:p text:style-name="P8"><text:span text:style-name="T5">For negation</text:span></text:p>
          <text:p text:style-name="P8"/>
          <text:p text:style-name="P8"><text:span text:style-name="T21">!</text:span><text:span text:style-name="T5"> cond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16" draw:id="id16" draw:layer="layout" svg:width="7.2cm" svg:height="1.6cm" svg:x="11.3cm" svg:y="8cm">
          <text:p text:style-name="P8"><text:span text:style-name="T8">[[ exprn ]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4" draw:layer="layout" svg:width="7.2cm" svg:height="1.6cm" svg:x="19.6cm" svg:y="8cm">
          <text:p text:style-name="P23"><text:span text:style-name="T22">[[ $ver == 5.*]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1" draw:layer="layout" draw:type="curve" svg:x1="7.8cm" svg:y1="8.7cm" svg:x2="11.3cm" svg:y2="8.8cm" draw:start-shape="id11" draw:start-glue-point="1" draw:end-shape="id16" draw:end-glue-point="3" svg:d="M7800 8700c2626 0 877 100 3500 100" svg:viewBox="0 0 3501 101">
          <text:p/>
        </draw:connector>
        <draw:custom-shape draw:style-name="gr27" draw:text-style-name="P24" draw:layer="layout" svg:width="7.2cm" svg:height="1.6cm" svg:x="19.602cm" svg:y="9.802cm">
          <text:p text:style-name="P23"><text:span text:style-name="T20">(( $v ** 2 &gt; 10 )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17" draw:id="id17" draw:layer="layout" svg:width="7.2cm" svg:height="1.6cm" svg:x="11.301cm" svg:y="9.801cm">
          <text:p text:style-name="P8"><text:span text:style-name="T8">(( exprn )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1" draw:layer="layout" draw:type="curve" svg:x1="7.8cm" svg:y1="8.7cm" svg:x2="11.301cm" svg:y2="10.601cm" draw:end-shape="id17" draw:end-glue-point="3" svg:d="M7800 8700c2230 0 480 1901 3501 1901" svg:viewBox="0 0 3502 1902">
          <text:p/>
        </draw:connecto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17" draw:text-style-name="P12" xml:id="id18" draw:id="id18" draw:layer="layout" svg:width="7.2cm" svg:height="1.8cm" svg:x="11.2cm" svg:y="7.2cm">
          <text:p text:style-name="P8"><text:span text:style-name="T8">express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21" draw:id="id21" draw:layer="layout" svg:width="7.2cm" svg:height="1.6cm" svg:x="1.4cm" svg:y="11.8cm">
          <text:p text:style-name="P8"><text:span text:style-name="T8">file comparis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22" draw:id="id22" draw:layer="layout" svg:width="7.2cm" svg:height="1.6cm" svg:x="20cm" svg:y="6.2cm">
          <text:p text:style-name="P8"><text:span text:style-name="T8">un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23" draw:id="id23" draw:layer="layout" svg:width="7.2cm" svg:height="1.6cm" svg:x="20cm" svg:y="9.4cm">
          <text:p text:style-name="P8"><text:span text:style-name="T8">bin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19" draw:id="id19" draw:layer="layout" svg:width="7.2cm" svg:height="1.6cm" svg:x="1.4cm" svg:y="7.2cm">
          <text:p text:style-name="P8"><text:span text:style-name="T8">numer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xml:id="id20" draw:id="id20" draw:layer="layout" svg:width="9cm" svg:height="1.6cm" svg:x="0.8cm" svg:y="2.2cm">
          <text:p text:style-name="P8"><text:span text:style-name="T8">string comparis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1" draw:layer="layout" draw:type="curve" svg:x1="11.2cm" svg:y1="8.1cm" svg:x2="8.6cm" svg:y2="8cm" draw:start-shape="id18" draw:start-glue-point="3" draw:end-shape="id19" draw:end-glue-point="1" svg:d="M11200 8100c-1948 0-649-100-2600-100" svg:viewBox="0 0 2601 101">
          <text:p/>
        </draw:connector>
        <draw:connector draw:style-name="gr9" draw:text-style-name="P11" draw:layer="layout" draw:type="curve" svg:x1="11.2cm" svg:y1="8.1cm" svg:x2="9.8cm" svg:y2="3cm" draw:start-shape="id18" draw:start-glue-point="3" draw:end-shape="id20" draw:end-glue-point="1" svg:d="M11200 8100c-1048 0-349-5100-1400-5100" svg:viewBox="0 0 1401 5101">
          <text:p/>
        </draw:connector>
        <draw:connector draw:style-name="gr9" draw:text-style-name="P11" draw:layer="layout" draw:type="curve" svg:x1="11.2cm" svg:y1="8.1cm" svg:x2="8.6cm" svg:y2="12.6cm" draw:start-shape="id18" draw:start-glue-point="3" draw:end-shape="id21" draw:end-glue-point="1" svg:d="M11200 8100c-1948 0-649 4500-2600 4500" svg:viewBox="0 0 2601 4501">
          <text:p/>
        </draw:connector>
        <draw:connector draw:style-name="gr9" draw:text-style-name="P11" draw:layer="layout" draw:type="curve" svg:x1="18.4cm" svg:y1="8.1cm" svg:x2="20cm" svg:y2="7cm" draw:start-shape="id18" draw:start-glue-point="1" draw:end-shape="id22" draw:end-glue-point="3" svg:d="M18400 8100c1201 0 402-1100 1600-1100" svg:viewBox="0 0 1601 1101">
          <text:p/>
        </draw:connector>
        <draw:connector draw:style-name="gr9" draw:text-style-name="P11" draw:layer="layout" draw:type="curve" svg:x1="18.4cm" svg:y1="8.1cm" svg:x2="20cm" svg:y2="10.2cm" draw:start-shape="id18" draw:start-glue-point="1" draw:end-shape="id23" draw:end-glue-point="3" svg:d="M18400 8100c1201 0 402 2100 1600 2100" svg:viewBox="0 0 1601 2101">
          <text:p/>
        </draw:connecto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>
        <draw:frame presentation:style-name="pr1" draw:text-style-name="P2" draw:layer="layout" svg:width="25.199cm" svg:height="2.629cm" svg:x="1.4cm" svg:y="0.628cm" presentation:class="title">
          <draw:text-box>
            <text:p text:style-name="P1">test numeric comparisons</text:p>
          </draw:text-box>
        </draw:frame>
        <draw:frame draw:style-name="standard" draw:layer="layout" svg:width="24.269cm" svg:height="11.998cm" svg:x="0.53cm" svg:y="3.12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5"><text:span text:style-name="T23">$n1 -eq $n2</text:span></text:p>
              </table:table-cell>
              <table:table-cell table:style-name="ce2">
                <text:p>Check if n1 is equal to n2</text:p>
              </table:table-cell>
            </table:table-row>
            <table:table-row table:style-name="ro1">
              <table:table-cell table:style-name="ce1">
                <text:p text:style-name="P26"><text:span text:style-name="T23">$n1 -ge $n2</text:span></text:p>
              </table:table-cell>
              <table:table-cell table:style-name="ce2">
                <text:p>Check if n1 is greater than or equal to n2</text:p>
              </table:table-cell>
            </table:table-row>
            <table:table-row table:style-name="ro1">
              <table:table-cell table:style-name="ce1">
                <text:p text:style-name="P26"><text:span text:style-name="T23">$n1 -gt $n2</text:span></text:p>
              </table:table-cell>
              <table:table-cell table:style-name="ce2">
                <text:p>Check if n1 is greater than n2</text:p>
              </table:table-cell>
            </table:table-row>
            <table:table-row table:style-name="ro1">
              <table:table-cell table:style-name="ce1">
                <text:p text:style-name="P26"><text:span text:style-name="T23">$n1 -le $n2</text:span></text:p>
              </table:table-cell>
              <table:table-cell table:style-name="ce2">
                <text:p>Check if n1 is less than or equal to <text:s/>n2</text:p>
              </table:table-cell>
            </table:table-row>
            <table:table-row table:style-name="ro1">
              <table:table-cell table:style-name="ce1">
                <text:p text:style-name="P26"><text:span text:style-name="T23">$n1 -lt $n2</text:span></text:p>
              </table:table-cell>
              <table:table-cell table:style-name="ce2">
                <text:p>Check if n1 is less than n2</text:p>
              </table:table-cell>
            </table:table-row>
            <table:table-row table:style-name="ro2">
              <table:table-cell table:style-name="ce1">
                <text:p text:style-name="P26"><text:span text:style-name="T23">$n1 -ne $n2</text:span></text:p>
              </table:table-cell>
              <table:table-cell table:style-name="ce2">
                <text:p>Check if n1 is not equal to n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>
        <draw:frame presentation:style-name="pr1" draw:text-style-name="P2" draw:layer="layout" svg:width="25.199cm" svg:height="2.629cm" svg:x="1.4cm" svg:y="0.628cm" presentation:class="title">
          <draw:text-box>
            <text:p text:style-name="P1">test string comparisons</text:p>
          </draw:text-box>
        </draw:frame>
        <draw:frame draw:style-name="standard" draw:layer="layout" svg:width="24.619cm" svg:height="11.998cm" svg:x="1.488cm" svg:y="3.25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25"><text:span text:style-name="T24">$str1 = $str2</text:span></text:p>
              </table:table-cell>
              <table:table-cell table:style-name="ce2">
                <text:p>Check if str1 is same as str2</text:p>
              </table:table-cell>
            </table:table-row>
            <table:table-row table:style-name="ro1">
              <table:table-cell table:style-name="ce1">
                <text:p text:style-name="P26"><text:span text:style-name="T24">$str1 != $str2</text:span></text:p>
              </table:table-cell>
              <table:table-cell table:style-name="ce2">
                <text:p>Check if str1 is not same as str2</text:p>
              </table:table-cell>
            </table:table-row>
            <table:table-row table:style-name="ro1">
              <table:table-cell table:style-name="ce1">
                <text:p text:style-name="P26"><text:span text:style-name="T24">$str1 &lt; $str2</text:span></text:p>
              </table:table-cell>
              <table:table-cell table:style-name="ce2">
                <text:p>Check if str1 is less than str2</text:p>
              </table:table-cell>
            </table:table-row>
            <table:table-row table:style-name="ro1">
              <table:table-cell table:style-name="ce1">
                <text:p text:style-name="P26"><text:span text:style-name="T24">$str1 &gt; $str2</text:span></text:p>
              </table:table-cell>
              <table:table-cell table:style-name="ce2">
                <text:p>Check if str1 is greater than str2</text:p>
              </table:table-cell>
            </table:table-row>
            <table:table-row table:style-name="ro1">
              <table:table-cell table:style-name="ce1">
                <text:p text:style-name="P26"><text:span text:style-name="T24">-n $str2</text:span></text:p>
              </table:table-cell>
              <table:table-cell table:style-name="ce2">
                <text:p>Check if str1 has length greater than zero</text:p>
              </table:table-cell>
            </table:table-row>
            <table:table-row table:style-name="ro2">
              <table:table-cell table:style-name="ce1">
                <text:p text:style-name="P26"><text:span text:style-name="T24">-z $str2</text:span></text:p>
              </table:table-cell>
              <table:table-cell table:style-name="ce2">
                <text:p>Check if str1 has length of zero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9">
        <draw:frame presentation:style-name="pr1" draw:text-style-name="P2" draw:layer="layout" svg:width="25.199cm" svg:height="2.629cm" svg:x="1.4cm" svg:y="0.228cm" presentation:class="title" presentation:user-transformed="true">
          <draw:text-box>
            <text:p text:style-name="P1">Unary file comparisons</text:p>
          </draw:text-box>
        </draw:frame>
        <draw:frame draw:style-name="standard" draw:layer="layout" svg:width="26.211cm" svg:height="12.147cm" svg:x="1.188cm" svg:y="2.852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1">
                <text:p text:style-name="P25"><text:span text:style-name="T24">-e file</text:span></text:p>
              </table:table-cell>
              <table:table-cell table:style-name="ce2">
                <text:p>Check if file exists </text:p>
              </table:table-cell>
            </table:table-row>
            <table:table-row table:style-name="ro3">
              <table:table-cell table:style-name="ce1">
                <text:p text:style-name="P26"><text:span text:style-name="T24">-d file</text:span></text:p>
              </table:table-cell>
              <table:table-cell table:style-name="ce2">
                <text:p><text:span text:style-name="T25">Check if file exists </text:span>and is a directory</text:p>
              </table:table-cell>
            </table:table-row>
            <table:table-row table:style-name="ro3">
              <table:table-cell table:style-name="ce1">
                <text:p text:style-name="P26"><text:span text:style-name="T24">-f file</text:span></text:p>
              </table:table-cell>
              <table:table-cell table:style-name="ce2">
                <text:p><text:span text:style-name="T25">Check if file exists </text:span>and is a file</text:p>
              </table:table-cell>
            </table:table-row>
            <table:table-row table:style-name="ro3">
              <table:table-cell table:style-name="ce1">
                <text:p text:style-name="P26"><text:span text:style-name="T24">-r file</text:span></text:p>
              </table:table-cell>
              <table:table-cell table:style-name="ce2">
                <text:p><text:span text:style-name="T25">Check if file exists </text:span>and is readable</text:p>
              </table:table-cell>
            </table:table-row>
            <table:table-row table:style-name="ro3">
              <table:table-cell table:style-name="ce1">
                <text:p text:style-name="P26"><text:span text:style-name="T24">-s file</text:span></text:p>
              </table:table-cell>
              <table:table-cell table:style-name="ce2">
                <text:p><text:span text:style-name="T25">Check if file exists </text:span>and is not empty</text:p>
              </table:table-cell>
            </table:table-row>
            <table:table-row table:style-name="ro4">
              <table:table-cell table:style-name="ce1">
                <text:p text:style-name="P26"><text:span text:style-name="T24">-w file</text:span></text:p>
              </table:table-cell>
              <table:table-cell table:style-name="ce2">
                <text:p><text:span text:style-name="T25">Check if file exists </text:span>and is writable</text:p>
              </table:table-cell>
            </table:table-row>
            <table:table-row table:style-name="ro4">
              <table:table-cell table:style-name="ce1">
                <text:p text:style-name="P26"><text:span text:style-name="T24">-x file</text:span></text:p>
              </table:table-cell>
              <table:table-cell table:style-name="ce2">
                <text:p><text:span text:style-name="T25">Check if file exists </text:span>and is executable</text:p>
              </table:table-cell>
            </table:table-row>
            <table:table-row table:style-name="ro4">
              <table:table-cell table:style-name="ce1">
                <text:p text:style-name="P26"><text:span text:style-name="T24">-O file</text:span></text:p>
              </table:table-cell>
              <table:table-cell table:style-name="ce2">
                <text:p><text:span text:style-name="T25">Check if file exists </text:span>and is owned by current user</text:p>
              </table:table-cell>
            </table:table-row>
            <table:table-row table:style-name="ro5">
              <table:table-cell table:style-name="ce1">
                <text:p text:style-name="P26"><text:span text:style-name="T24">-G file</text:span></text:p>
              </table:table-cell>
              <table:table-cell table:style-name="ce2">
                <text:p><text:span text:style-name="T25">Check if file exists </text:span>and default group is same as that of current user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>
        <draw:frame presentation:style-name="pr1" draw:text-style-name="P2" draw:layer="layout" svg:width="25.199cm" svg:height="2.629cm" svg:x="1.4cm" svg:y="0.228cm" presentation:class="title" presentation:user-transformed="true">
          <draw:text-box>
            <text:p text:style-name="P1">Binary file comparisons</text:p>
          </draw:text-box>
        </draw:frame>
        <draw:frame draw:style-name="standard" draw:layer="layout" svg:width="26.211cm" svg:height="2.697cm" svg:x="1.1cm" svg:y="4.68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3">
              <table:table-cell table:style-name="ce1">
                <text:p text:style-name="P25"><text:span text:style-name="T24">file1 -nt file2</text:span></text:p>
              </table:table-cell>
              <table:table-cell table:style-name="ce2">
                <text:p>Check if file1 is newer than file2</text:p>
              </table:table-cell>
            </table:table-row>
            <table:table-row table:style-name="ro3">
              <table:table-cell table:style-name="ce1">
                <text:p text:style-name="P26"><text:span text:style-name="T24">file1 -ot file2</text:span></text:p>
              </table:table-cell>
              <table:table-cell table:style-name="ce2">
                <text:p><text:span text:style-name="T25">Check if file1 is older than file2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9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while do loop</text:p>
          </draw:text-box>
        </draw:frame>
        <draw:custom-shape draw:style-name="gr20" draw:text-style-name="P19" draw:layer="layout" svg:width="14.4cm" svg:height="6cm" svg:x="1.4cm" svg:y="3.6cm">
          <text:p text:style-name="P18"><text:span text:style-name="T13">while </text:span><text:span text:style-name="T17">condition</text:span></text:p>
          <text:p text:style-name="P18"><text:span text:style-name="T13">do</text:span></text:p>
          <text:p text:style-name="P18"><text:span text:style-name="T13"><text:tab/></text:span><text:span text:style-name="T17">commands</text:span></text:p>
          <text:p text:style-name="P18"><text:span text:style-name="T13">done</text:span></text:p>
          <draw:enhanced-geometry svg:viewBox="0 0 21600 21600" draw:type="rectangle" draw:enhanced-path="M 0 0 L 21600 0 21600 21600 0 21600 0 0 Z N"/>
        </draw:custom-shape>
        <draw:frame draw:style-name="gr24" draw:text-style-name="P20" draw:layer="layout" svg:width="10.6cm" svg:height="5.4cm" svg:x="17cm" svg:y="7cm">
          <draw:text-box>
            <text:p><text:span text:style-name="T14">commands</text:span><text:span text:style-name="T8"> are executed only if <text:s/></text:span><text:span text:style-name="T14">condition</text:span><text:span text:style-name="T8"> returns </text:span><text:span text:style-name="T26">tru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9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until do loop</text:p>
          </draw:text-box>
        </draw:frame>
        <draw:custom-shape draw:style-name="gr20" draw:text-style-name="P19" draw:layer="layout" svg:width="14.4cm" svg:height="6cm" svg:x="1.4cm" svg:y="3.6cm">
          <text:p text:style-name="P18"><text:span text:style-name="T13">until </text:span><text:span text:style-name="T17">condition</text:span></text:p>
          <text:p text:style-name="P18"><text:span text:style-name="T13">do</text:span></text:p>
          <text:p text:style-name="P18"><text:span text:style-name="T13"><text:tab/></text:span><text:span text:style-name="T17">commands</text:span></text:p>
          <text:p text:style-name="P18"><text:span text:style-name="T13">done</text:span></text:p>
          <draw:enhanced-geometry svg:viewBox="0 0 21600 21600" draw:type="rectangle" draw:enhanced-path="M 0 0 L 21600 0 21600 21600 0 21600 0 0 Z N"/>
        </draw:custom-shape>
        <draw:frame draw:style-name="gr24" draw:text-style-name="P20" draw:layer="layout" svg:width="10.6cm" svg:height="5.4cm" svg:x="17cm" svg:y="7cm">
          <draw:text-box>
            <text:p><text:span text:style-name="T14">commands</text:span><text:span text:style-name="T8"> are executed only if <text:s/></text:span><text:span text:style-name="T14">condition</text:span><text:span text:style-name="T8"> returns </text:span><text:span text:style-name="T26">fal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9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functions</text:p>
          </draw:text-box>
        </draw:frame>
        <draw:custom-shape draw:style-name="gr31" draw:text-style-name="P19" draw:layer="layout" svg:width="14.4cm" svg:height="5.6cm" svg:x="1.6cm" svg:y="4.8cm">
          <text:p text:style-name="P18"><text:span text:style-name="T13">myfunc()</text:span></text:p>
          <text:p text:style-name="P18"><text:span text:style-name="T13">{</text:span></text:p>
          <text:p text:style-name="P18"><text:span text:style-name="T13"><text:tab/></text:span><text:span text:style-name="T13">commands</text:span></text:p>
          <text:p text:style-name="P18"><text:span text:style-name="T13">}</text:span></text:p>
          <draw:enhanced-geometry svg:viewBox="0 0 21600 21600" draw:type="rectangle" draw:enhanced-path="M 0 0 L 21600 0 21600 21600 0 21600 0 0 Z N"/>
        </draw:custom-shape>
        <draw:frame draw:style-name="gr32" draw:text-style-name="P20" draw:layer="layout" svg:width="10.6cm" svg:height="6.401cm" svg:x="16.8cm" svg:y="6.2cm">
          <draw:text-box>
            <text:p><text:span text:style-name="T14">commands</text:span><text:span text:style-name="T8"> are executed <text:s/>eachtime </text:span><text:span text:style-name="T14">myfunc</text:span><text:span text:style-name="T8"> is called</text:span></text:p>
            <text:p><text:span text:style-name="T8"/></text:p>
            <text:p><text:span text:style-name="T8">Definitions must be before the calls</text:span></text:p>
          </draw:text-box>
        </draw:frame>
        <draw:custom-shape draw:style-name="gr33" draw:text-style-name="P19" draw:layer="layout" svg:width="14.4cm" svg:height="2.8cm" svg:x="1.4cm" svg:y="12cm">
          <text:p text:style-name="P18"><text:span text:style-name="T13">myfunc</text:span></text:p>
          <draw:enhanced-geometry svg:viewBox="0 0 21600 21600" draw:type="rectangle" draw:enhanced-path="M 0 0 L 21600 0 21600 21600 0 21600 0 0 Z N"/>
        </draw:custom-shape>
        <draw:frame draw:style-name="gr34" draw:text-style-name="P20" draw:layer="layout" svg:width="9cm" svg:height="1.119cm" svg:x="1.6cm" svg:y="3.6cm">
          <draw:text-box>
            <text:p><text:span text:style-name="T27">definition</text:span></text:p>
          </draw:text-box>
        </draw:frame>
        <draw:frame draw:style-name="gr34" draw:text-style-name="P20" draw:layer="layout" svg:width="9cm" svg:height="1.119cm" svg:x="1.4cm" svg:y="10.8cm">
          <draw:text-box>
            <text:p><text:span text:style-name="T27">cal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35" draw:text-style-name="P20" draw:layer="layout" svg:width="22cm" svg:height="5.2cm" svg:x="2.8cm" svg:y="6.2cm">
          <draw:text-box>
            <text:p><text:span text:style-name="T28">Explore with the commands you learnt till now</text:span></text:p>
            <text:p><text:span text:style-name="T29"/></text:p>
            <text:p><text:span text:style-name="T28">There are more features available !</text:span> 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08:59:08.623623493</meta:creation-date>
    <meta:generator>LibreOffice/6.4.7.2$Linux_X86_64 LibreOffice_project/40$Build-2</meta:generator>
    <dc:date>2022-01-23T14:45:15.347948451</dc:date>
    <meta:editing-duration>PT3H20M26S</meta:editing-duration>
    <meta:editing-cycles>39</meta:editing-cycles>
    <meta:print-date>2022-01-23T14:20:06.005258074</meta:print-date>
    <meta:document-statistic meta:object-count="174"/>
  </office:meta>
</office:document-meta>
</file>